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278.5pt"/>
    </style:style>
    <style:style style:name="co4" style:family="table-column">
      <style:table-column-properties fo:break-before="auto" style:column-width="63.21pt"/>
    </style:style>
    <style:style style:name="co5" style:family="table-column">
      <style:table-column-properties fo:break-before="auto" style:column-width="260.45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239.61pt"/>
    </style:style>
    <style:style style:name="co8" style:family="table-column">
      <style:table-column-properties fo:break-before="auto" style:column-width="237.49pt"/>
    </style:style>
    <style:style style:name="co9" style:family="table-column">
      <style:table-column-properties fo:break-before="auto" style:column-width="64.6pt"/>
    </style:style>
    <style:style style:name="co10" style:family="table-column">
      <style:table-column-properties fo:break-before="auto" style:column-width="50.71pt"/>
    </style:style>
    <style:style style:name="co11" style:family="table-column">
      <style:table-column-properties fo:break-before="auto" style:column-width="402.09pt"/>
    </style:style>
    <style:style style:name="co12" style:family="table-column">
      <style:table-column-properties fo:break-before="auto" style:column-width="265.29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192.39pt"/>
    </style:style>
    <style:style style:name="co15" style:family="table-column">
      <style:table-column-properties fo:break-before="auto" style:column-width="135.44pt"/>
    </style:style>
    <style:style style:name="co16" style:family="table-column">
      <style:table-column-properties fo:break-before="auto" style:column-width="98.59pt"/>
    </style:style>
    <style:style style:name="co17" style:family="table-column">
      <style:table-column-properties fo:break-before="auto" style:column-width="56.95pt"/>
    </style:style>
    <style:style style:name="co18" style:family="table-column">
      <style:table-column-properties fo:break-before="auto" style:column-width="54.14pt"/>
    </style:style>
    <style:style style:name="co19" style:family="table-column">
      <style:table-column-properties fo:break-before="auto" style:column-width="406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8.49pt" fo:break-before="auto" style:use-optimal-row-height="false"/>
    </style:style>
    <style:style style:name="ro6" style:family="table-row">
      <style:table-row-properties style:row-height="25.51pt" fo:break-before="auto" style:use-optimal-row-height="false"/>
    </style:style>
    <style:style style:name="ro7" style:family="table-row">
      <style:table-row-properties style:row-height="21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Table_20_Ds">
      <style:table-properties table:display="true" style:writing-mode="lr-tb"/>
    </style:style>
    <style:style style:name="ta2" style:family="table" style:master-page-name="PageStyle_5f_Table_20_Fs">
      <style:table-properties table:display="true" style:writing-mode="lr-tb"/>
    </style:style>
    <style:style style:name="ta3" style:family="table" style:master-page-name="PageStyle_5f_Table_20_Gs">
      <style:table-properties table:display="true" style:writing-mode="lr-tb"/>
    </style:style>
    <style:style style:name="ta4" style:family="table" style:master-page-name="PageStyle_5f_Table_20_Hs">
      <style:table-properties table:display="true" style:writing-mode="lr-tb"/>
    </style:style>
    <style:style style:name="ta5" style:family="table" style:master-page-name="PageStyle_5f_Table_20_Is">
      <style:table-properties table:display="true" style:writing-mode="lr-tb"/>
    </style:style>
    <style:style style:name="ta6" style:family="table" style:master-page-name="PageStyle_5f_Taxonomy_20_of_20_Threat_20_Sourc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aa4f4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6b26b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a4f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efefe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efefe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Medium&quot;" style:apply-style-name="ConditionalStyle_5f_2" style:base-cell-address="'Taxonomy of Threat Sources'.F16"/>
    </style:style>
    <style:style style:name="ce4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Medium&quot;" style:apply-style-name="ConditionalStyle_5f_2" style:base-cell-address="'Taxonomy of Threat Sources'.F16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2" style:apply-style-name="ConditionalStyle_5f_1" style:base-cell-address="'Taxonomy of Threat Sources'.G5"/>
    </style:style>
    <style:style style:name="ce44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[.F16]=&quot;Medium&quot;)" style:apply-style-name="ConditionalStyle_5f_2" style:base-cell-address="'Taxonomy of Threat Sources'.G16"/>
    </style:style>
    <style:style style:name="ce45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[.F21]=&quot;Medium&quot;)" style:apply-style-name="ConditionalStyle_5f_7" style:base-cell-address="'Taxonomy of Threat Sources'.G21"/>
    </style:style>
    <style:style style:name="ce46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36]=&quot;Very Low&quot;)" style:apply-style-name="ConditionalStyle_5f_5" style:base-cell-address="'Taxonomy of Threat Sources'.G36"/>
    </style:style>
    <style:style style:name="ce47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49]=&quot;Very Low&quot;)" style:apply-style-name="ConditionalStyle_5f_5" style:base-cell-address="'Taxonomy of Threat Sources'.G49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[.F50]=&quot;Very Low&quot;)" style:apply-style-name="ConditionalStyle_5f_5" style:base-cell-address="'Taxonomy of Threat Sources'.G50"/>
    </style:style>
    <style:style style:name="ce49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1">
      <style:table-cell-properties fo:border-bottom="none" fo:background-color="#efefe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-is-between(0,0.04)" style:apply-style-name="ConditionalStyle_5f_5" style:base-cell-address="'Taxonomy of Threat Sources'.H16"/>
    </style:style>
    <style:style style:name="ce53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1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-is-between(0.05,0.2)" style:apply-style-name="ConditionalStyle_5f_1" style:base-cell-address="'Taxonomy of Threat Sources'.H16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name="Arial" fo:color="#000000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6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Very Low&quot;;&quot;Low&quot;;&quot;Medium&quot;;&quot;High&quot;;&quot;Very High&quot;)" table:allow-empty-cell="true" table:display-list="unsorted" table:base-cell-address="'Taxonomy of Threat Sources'.F5">
          <table:error-message table:message-type="stop" table:display="true"/>
        </table:content-validation>
      </table:content-validations>
      <table:table table:name="Table D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4" table:number-columns-repeated="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TABLE D-3: ASSESSMENT SCALE – CHARACTERISTICS OF ADVERSARY CAPABILITY</text:p>
          </table:table-cell>
          <table:table-cell table:style-name="ce4" table:number-columns-repeated="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14" office:value-type="string" calcext:value-type="string">
            <text:p>The adversary has a very sophisticated level of expertise, is well-resourced, and can generate opportunities to support multiple successful, continuous, and coordinated attack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14" office:value-type="string" calcext:value-type="string">
            <text:p>The adversary has a sophisticated level of expertise, with significant resources and opportunities to support multiple successful coordinated attack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The adversary has moderate resources, expertise, and opportunities to support multiple successful attack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The adversary has limited resources, expertise, and opportunities to support a successful attack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string" calcext:value-type="string">
            <text:p>The adversary has very limited resources, expertise, and opportunities to support a successful attack.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TABLE D-4: ASSESSMENT SCALE – CHARACTERISTICS OF ADVERSARY INTENT</text:p>
          </table:table-cell>
          <table:table-cell table:style-name="ce3" table:number-columns-repeated="4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 table:number-columns-repeated="6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3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2" office:value-type="float" office:value="10" calcext:value-type="float">
            <text:p>10</text:p>
          </table:table-cell>
          <table:table-cell table:style-name="ce1" office:value-type="string" calcext:value-type="string">
            <text:p>The adversary seeks to undermine, severely impede, or destroy a core mission or business function, program, or enterprise by exploiting a presence in the organization’s information systems or infrastructure. The adversary is concerned about disclosure of tradecraft only to the extent that it would impede its ability to complete stated goals</text:p>
          </table:table-cell>
          <table:table-cell table:style-name="ce3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2" office:value-type="float" office:value="8" calcext:value-type="float">
            <text:p>8</text:p>
          </table:table-cell>
          <table:table-cell table:style-name="ce1" office:value-type="string" calcext:value-type="string">
            <text:p>The adversary seeks to undermine/impede critical aspects of a core mission or business function, program, or enterprise, or place itself in a position to do so in the future, by maintaining a presence in the organization’s information systems or infrastructure. The adversary is very concerned about minimizing attack detection/disclosure of tradecraft, particularly while preparing for future attacks.</text:p>
          </table:table-cell>
          <table:table-cell table:style-name="ce3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string" calcext:value-type="string">
            <text:p>The adversary seeks to obtain or modify specific critical or sensitive information or usurp/disrupt</text:p>
            <text:p>the organization’s cyber resources by establishing a foothold in the organization’s information</text:p>
            <text:p>systems or infrastructure. The adversary is concerned about minimizing attack detection/disclosure</text:p>
            <text:p>of tradecraft, particularly when carrying out attacks over long time periods. The adversary is willing</text:p>
            <text:p>to impede aspects of the organization’s missions/business functions to achieve these ends.</text:p>
          </table:table-cell>
          <table:table-cell table:style-name="ce3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The adversary actively seeks to obtain critical or sensitive information or to usurp/disrupt the</text:p>
            <text:p>organization’s cyber resources, and does so without concern about attack detection/disclosure of</text:p>
            <text:p>tradecraft. </text:p>
          </table:table-cell>
          <table:table-cell table:style-name="ce3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The adversary seeks to usurp, disrupt, or deface the organization’s cyber resources, and does so</text:p>
            <text:p>without concern about attack detection/disclosure of tradecraft. </text:p>
          </table:table-cell>
          <table:table-cell table:style-name="ce3"/>
          <table:table-cell table:number-columns-repeated="4"/>
          <table:table-cell table:style-name="ce3" table:number-columns-repeated="16"/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TABLE D-5: ASSESSMENT SCALE – CHARACTERISTICS OF ADVERSARY TARGETING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2" office:value-type="float" office:value="10" calcext:value-type="float">
            <text:p>10</text:p>
          </table:table-cell>
          <table:table-cell table:style-name="ce1" office:value-type="string" calcext:value-type="string">
            <text:p>The adversary analyzes information obtained via reconnaissance and attacks to target persistently</text:p>
            <text:p>a specific organization, enterprise, program, mission or business function, focusing on specific</text:p>
            <text:p>high-value or mission-critical information, resources, supply flows, or functions; specific employees</text:p>
            <text:p>or positions; supporting infrastructure providers/suppliers; or partnering organizations.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2" office:value-type="float" office:value="8" calcext:value-type="float">
            <text:p>8</text:p>
          </table:table-cell>
          <table:table-cell table:style-name="ce1" office:value-type="string" calcext:value-type="string">
            <text:p>The adversary analyzes information obtained via reconnaissance to target persistently a specific</text:p>
            <text:p>organization, enterprise, program, mission or business function, focusing on specific high-value or</text:p>
            <text:p>mission-critical information, resources, supply flows, or functions, specific employees supporting</text:p>
            <text:p>those functions, or key positions. 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2" office:value-type="float" office:value="5" calcext:value-type="float">
            <text:p>5</text:p>
          </table:table-cell>
          <table:table-cell table:style-name="ce1" office:value-type="string" calcext:value-type="string">
            <text:p>The adversary analyzes publicly available information to target persistently specific high-value organizations (and key positions, such as Chief Information Officer), programs, or information.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2" office:value-type="float" office:value="2" calcext:value-type="float">
            <text:p>2</text:p>
          </table:table-cell>
          <table:table-cell table:style-name="ce1" office:value-type="string" calcext:value-type="string">
            <text:p>The adversary uses publicly available information to target a class of high-value organizations or information, and seeks targets of opportunity within that class.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2" office:value-type="float" office:value="0" calcext:value-type="float">
            <text:p>0</text:p>
          </table:table-cell>
          <table:table-cell table:style-name="ce1" office:value-type="string" calcext:value-type="string">
            <text:p>The adversary may or may not target any specific organizations or classes of organizations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TABLE D-6: RANGE OF EFFECTS FOR NON-ADVERSARIAL THREAT SOURCES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3" office:value-type="float" office:value="10" calcext:value-type="float">
            <text:p>10</text:p>
          </table:table-cell>
          <table:table-cell table:style-name="ce1" office:value-type="string" calcext:value-type="string">
            <text:p><text:span text:style-name="T1">The effects of the error, accident, or act of nature are </text:span><text:span text:style-name="T2">sweeping</text:span><text:span text:style-name="T3">, involving almost all of the cyber</text:span></text:p>
            <text:p><text:span text:style-name="T4">resources of the [Tier 3: information systems; Tier 2: mission/business processes or EA segments,</text:span></text:p>
            <text:p><text:span text:style-name="T4">common infrastructure, or support services; Tier 1: organization/governance structure].</text:span>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3" office:value-type="float" office:value="8" calcext:value-type="float">
            <text:p>8</text:p>
          </table:table-cell>
          <table:table-cell table:style-name="ce1" office:value-type="string" calcext:value-type="string">
            <text:p><text:span text:style-name="T1">The effects of the error, accident, or act of nature are </text:span><text:span text:style-name="T2">extensive</text:span><text:span text:style-name="T3">, involving most of the cyber</text:span></text:p>
            <text:p><text:span text:style-name="T4">resources of the [Tier 3: information systems; Tier 2: mission/business processes or EA segments,</text:span></text:p>
            <text:p><text:span text:style-name="T4">common infrastructure, or support services; Tier 1: organization/governance structure], including</text:span></text:p>
            <text:p><text:span text:style-name="T4">many critical resources.</text:span>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1">The effects of the error, accident, or act of nature are </text:span><text:span text:style-name="T2">wide-ranging</text:span><text:span text:style-name="T3">, involving a significant portion of the cyber resources of the [Tier 3: information systems; Tier 2: mission/business processes or EA segments, common infrastructure, or support services; Tier 1: organization/governance structure], including some critical resources</text:span>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3" office:value-type="float" office:value="2" calcext:value-type="float">
            <text:p>2</text:p>
          </table:table-cell>
          <table:table-cell table:style-name="ce1" office:value-type="string" calcext:value-type="string">
            <text:p><text:span text:style-name="T1">The effects of the error, accident, or act of nature are </text:span><text:span text:style-name="T2">limited</text:span><text:span text:style-name="T3">, involving some of the cyber</text:span></text:p>
            <text:p><text:span text:style-name="T4">resources of the [Tier 3: information systems; Tier 2: mission/business processes or EA segments,</text:span></text:p>
            <text:p><text:span text:style-name="T4">common infrastructure, or support services; Tier 1: organization/governance structure], but</text:span></text:p>
            <text:p><text:span text:style-name="T4">involving no critical resources.</text:span>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<text:span text:style-name="T1">The effects of the error, accident, or act of nature are </text:span><text:span text:style-name="T2">minimal</text:span><text:span text:style-name="T3">, involving few if any of the cyber resources of the [Tier 3: information systems; Tier 2: mission/business processes or EA segments, common infrastructure, or support services; Tier 1: organization/governance structure], and involving no critical resources.</text:span></text:p>
          </table:table-cell>
          <table:table-cell table:style-name="ce3" table:number-columns-repeated="21"/>
          <table:table-cell table:number-columns-repeated="998"/>
        </table:table-row>
        <table:table-row table:style-name="ro1" table:number-rows-repeated="961">
          <table:table-cell table:number-columns-repeated="4"/>
          <table:table-cell table:style-name="ce14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Fs" table:style-name="ta2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/>
          <table:table-cell table:style-name="ce4" table:number-columns-repeated="4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5" office:value-type="string" calcext:value-type="string" table:number-columns-spanned="4" table:number-rows-spanned="1">
            <text:p>Table F-2: ASSESSMENT SCALE – VULNERABILITY SEVERITY</text:p>
          </table:table-cell>
          <table:covered-table-cell table:number-columns-repeated="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he vulnerability is exposed and exploitable, and its exploitation could result in severe impacts. </text:p>
            <text:p/>
            <text:p>Relevant security control or other remediation is not implemented and not planned; or no security measure can be identified to remediate the vulnerability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he vulnerability is of high concern, based on the exposure of the vulnerability and ease of exploitation and/or on the severity of impacts that could result from its exploitation. </text:p>
            <text:p/>
            <text:p>Relevant security control or other remediation is planned but not implemented; compensating controls are in place and at least minimally effective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vulnerability is of moderate concern, based on the exposure of the vulnerability and ease of exploitation and/or on the severity of impacts that could result from its exploitation. </text:p>
            <text:p/>
            <text:p>Relevant security control or other remediation is partially implemented and somewhat effective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vulnerability is of minor concern, but effectiveness of remediation could be improved. </text:p>
            <text:p/>
            <text:p>Relevant security control or other remediation is fully implemented and somewhat effecti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he vulnerability is not of concern. </text:p>
            <text:p/>
            <text:p>Relevant security control or other remediation is fully implemented, assessed, and effective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5" office:value-type="string" calcext:value-type="string" table:number-columns-spanned="4" table:number-rows-spanned="1">
            <text:p>Table F-5: Pervaiseness of predisposing condition</text:p>
          </table:table-cell>
          <table:covered-table-cell table:number-columns-repeated="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pplies to all organizational missions/business functions (Tier 1), mission/business processes (Tier 2), or information systems (Tier 3)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pplies to most organizational missions/business functions (Tier 1), mission/business processes (Tier 2), or information systems (Tier 3)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pplies to many organizational missions/business functions (Tier 1), mission/business processes (Tier 2), or information systems (Tier 3)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plies to some organizational missions/business functions (Tier 1), mission/business processes (Tier 2), or information systems (Tier 3)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plies to few organizational missions/business functions (Tier 1), mission/business processes (Tier 2), or information systems (Tier 3)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81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Gs" table:style-name="ta3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TABLE G-2: ASSESSMENT SCALE – LIKELIHOOD OF THREAT EVENT INITIATION (ADVERSARIAL)</text:p>
          </table:table-cell>
          <table:table-cell table:style-name="ce4" table:number-columns-repeated="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22" office:value-type="string" calcext:value-type="string">
            <text:p>Adversary is highly likely to initiate the threat event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22" office:value-type="string" calcext:value-type="string">
            <text:p>Adversary is likely to initiate the threat event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22" office:value-type="string" calcext:value-type="string">
            <text:p>Adversary is somewhat likely to initiate the threat event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22" office:value-type="string" calcext:value-type="string">
            <text:p>Adversary is unlikely to initiate the threat event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22" office:value-type="string" calcext:value-type="string">
            <text:p>Adversary is highly unlikely to initiate the threat event</text:p>
          </table:table-cell>
          <table:table-cell table:style-name="ce1" table:number-columns-repeated="21"/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TABLE G-3: ASSESSMENT SCALE – LIKELIHOOD OF THREAT EVENT OCCURRENCE (NON-ADVERSARIAL)</text:p>
          </table:table-cell>
          <table:table-cell table:style-name="ce4" table:number-columns-repeated="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14" office:value-type="string" calcext:value-type="string">
            <text:p>Error, accident, or act of nature is almost certain to occur; or occurs more than 100 times a year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14" office:value-type="string" calcext:value-type="string">
            <text:p>Error, accident, or act of nature is highly likely to occur; or occurs between 10-100 times a year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Error, accident, or act of nature is somewhat likely to occur; or occurs between 1-10 times a year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Error, accident, or act of nature is unlikely to occur; or occurs less than once a year, but more than once every 10 year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string" calcext:value-type="string">
            <text:p>Error, accident, or act of nature is highly unlikely to occur; or occurs less than once every 10 years.</text:p>
          </table:table-cell>
          <table:table-cell table:style-name="ce1" table:number-columns-repeated="21"/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TABLE G-4: ASSESSMENT SCALE – LIKELIHOOD OF THREAT EVENT RESULTING IN ADVERSE IMPACTS</text:p>
          </table:table-cell>
          <table:table-cell table:style-name="ce4" table:number-columns-repeated="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14" office:value-type="string" calcext:value-type="string">
            <text:p>If the threat event is initiated or occurs, it is almost certain to have adverse impact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14" office:value-type="string" calcext:value-type="string">
            <text:p>If the threat event is initiated or occurs, it is highly likely to have adverse impact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If the threat event is initiated or occurs, it is somewhat likely to have adverse impact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If the threat event is initiated or occurs, it is unlikely to have adverse impact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string" calcext:value-type="string">
            <text:p>If the threat event is initiated or occurs, it is highly unlikely to have adverse impacts.</text:p>
          </table:table-cell>
          <table:table-cell table:style-name="ce1" table:number-columns-repeated="21"/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ABLE G-5: ASSESSMENT SCALE – OVERALL LIKELIHOO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6" office:value-type="string" calcext:value-type="string" table:number-columns-spanned="1" table:number-rows-spanned="2">
            <text:p>Likelihood of Threat Event Initiation or Occurrence</text:p>
          </table:table-cell>
          <table:table-cell table:style-name="ce18" office:value-type="string" calcext:value-type="string" table:number-columns-spanned="5" table:number-rows-spanned="1">
            <text:p>Likelihood Threat Events Result in Adverse Impacts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/>
          <table:covered-table-cell/>
          <table:table-cell table:style-name="ce17" office:value-type="string" calcext:value-type="string">
            <text:p>Very Low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Moderat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Very High</text:p>
          </table:table-cell>
          <table:table-cell table:style-name="ce19" office:value-type="string" calcext:value-type="string">
            <text:p>Low</text:p>
          </table:table-cell>
          <table:table-cell table:style-name="ce21" office:value-type="string" calcext:value-type="string">
            <text:p>Moderate</text:p>
          </table:table-cell>
          <table:table-cell table:style-name="ce23" office:value-type="string" calcext:value-type="string">
            <text:p>High</text:p>
          </table:table-cell>
          <table:table-cell table:number-columns-repeated="2" table:style-name="ce24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High</text:p>
          </table:table-cell>
          <table:table-cell table:style-name="ce19" office:value-type="string" calcext:value-type="string">
            <text:p>Low</text:p>
          </table:table-cell>
          <table:table-cell table:number-columns-repeated="2" table:style-name="ce21" office:value-type="string" calcext:value-type="string">
            <text:p>Moderate</text:p>
          </table:table-cell>
          <table:table-cell table:style-name="ce23" office:value-type="string" calcext:value-type="string">
            <text:p>High</text:p>
          </table:table-cell>
          <table:table-cell table:style-name="ce24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Moderate</text:p>
          </table:table-cell>
          <table:table-cell table:number-columns-repeated="2" table:style-name="ce19" office:value-type="string" calcext:value-type="string">
            <text:p>Low</text:p>
          </table:table-cell>
          <table:table-cell table:number-columns-repeated="2" table:style-name="ce21" office:value-type="string" calcext:value-type="string">
            <text:p>Moderate</text:p>
          </table:table-cell>
          <table:table-cell table:style-name="ce23" office:value-type="string" calcext:value-type="string">
            <text:p>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Low</text:p>
          </table:table-cell>
          <table:table-cell table:style-name="ce20" office:value-type="string" calcext:value-type="string">
            <text:p>Very Low</text:p>
          </table:table-cell>
          <table:table-cell table:number-columns-repeated="2" table:style-name="ce19" office:value-type="string" calcext:value-type="string">
            <text:p>Low</text:p>
          </table:table-cell>
          <table:table-cell table:number-columns-repeated="2" table:style-name="ce21" office:value-type="string" calcext:value-type="string">
            <text:p>Modera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Very Low</text:p>
          </table:table-cell>
          <table:table-cell table:number-columns-repeated="2" table:style-name="ce20" office:value-type="string" calcext:value-type="string">
            <text:p>Very Low</text:p>
          </table:table-cell>
          <table:table-cell table:number-columns-repeated="3" table:style-name="ce19" office:value-type="string" calcext:value-type="string">
            <text:p>Low</text:p>
          </table:table-cell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Hs" table:style-name="ta4">
        <table:table-column table:style-name="co1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9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TABLE H-3: ASSESSMENT SCALE – IMPACT OF THREAT EVENTS</text:p>
          </table:table-cell>
          <table:table-cell table:style-name="ce4" table:number-columns-repeated="3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14" office:value-type="string" calcext:value-type="string">
            <text:p>The threat event could be expected to have multiple severe or catastrophic adverse effects on organizational operations, organizational assets, individuals, other organizations, or the Nation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14" office:value-type="string" calcext:value-type="string">
            <text:p>The threat event could be expected to have a severe or catastrophic adverse effect on organizational operations, organizational assets, individuals, other organizations, or the Nation. A severe or catastrophic adverse effect means that, for example, the threat event might: (i) cause a severe degradation in or loss of mission capability to an extent and duration that the organization is not able to perform one or more of its primary functions; (ii) result in major damage to organizational assets; (iii) result in major financial loss; or (iv) result in severe or catastrophic harm to individuals involving loss of life or serious life-threatening injurie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If the threat event is initiated or occurs, it is somewhat likely to have adverse impacts.The threat event could be expected to have a serious adverse effect on organizational operations,</text:p>
            <text:p>organizational assets, individuals other organizations, or the Nation. A serious adverse effect</text:p>
            <text:p>means that, for example, the threat event might: (i) cause a significant degradation in mission</text:p>
            <text:p>capability to an extent and duration that the organization is able to perform its primary functions,</text:p>
            <text:p>but the effectiveness of the functions is significantly reduced; (ii) result in significant damage to</text:p>
            <text:p>organizational assets; (iii) result in significant financial loss; or (iv) result in significant harm to</text:p>
            <text:p>individuals that does not involve loss of life or serious life-threatening injurie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If the threat event is initiated or occurs, it is unlikely to have adverse impacts.The threat event could be expected to have a limited adverse effect on organizational operations,</text:p>
            <text:p>organizational assets, individuals other organizations, or the Nation. A limited adverse effect</text:p>
            <text:p>means that, for example, the threat event might: (i) cause a degradation in mission capability to an</text:p>
            <text:p>extent and duration that the organization is able to perform its primary functions, but the</text:p>
            <text:p>effectiveness of the functions is noticeably reduced; (ii) result in minor damage to organizational</text:p>
            <text:p>assets; (iii) result in minor financial loss; or (iv) result in minor harm to individuals.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string" calcext:value-type="string">
            <text:p>The threat event could be expected to have a negligible adverse effect on organizational operations, organizational assets, individuals other organizations, or the Nation.</text:p>
          </table:table-cell>
          <table:table-cell table:style-name="ce1" table:number-columns-repeated="21"/>
          <table:table-cell table:number-columns-repeated="99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Is" table:style-name="ta5"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019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ABLE I-2: ASSESSMENT SCALE – LEVEL OF RISK (COMBINATION OF LIKELIHOOD AND IMPAC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6" office:value-type="string" calcext:value-type="string" table:number-columns-spanned="1" table:number-rows-spanned="2">
            <text:p><text:span text:style-name="T5">Likelihood </text:span><text:span text:style-name="T6">(Threat Event Occurs and Results in Adverse Impact)</text:span></text:p>
          </table:table-cell>
          <table:table-cell table:style-name="ce18" office:value-type="string" calcext:value-type="string" table:number-columns-spanned="5" table:number-rows-spanned="1">
            <text:p>Level of Impact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covered-table-cell/>
          <table:table-cell table:style-name="ce17" office:value-type="string" calcext:value-type="string">
            <text:p>Very Low</text:p>
          </table:table-cell>
          <table:table-cell table:style-name="ce17" office:value-type="string" calcext:value-type="string">
            <text:p>Low</text:p>
          </table:table-cell>
          <table:table-cell table:style-name="ce17" office:value-type="string" calcext:value-type="string">
            <text:p>Moderate</text:p>
          </table:table-cell>
          <table:table-cell table:style-name="ce17" office:value-type="string" calcext:value-type="string">
            <text:p>High</text:p>
          </table:table-cell>
          <table:table-cell table:style-name="ce17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Very High</text:p>
          </table:table-cell>
          <table:table-cell table:style-name="ce20" office:value-type="string" calcext:value-type="string">
            <text:p>Very Low</text:p>
          </table:table-cell>
          <table:table-cell table:style-name="ce19" office:value-type="string" calcext:value-type="string">
            <text:p>Low</text:p>
          </table:table-cell>
          <table:table-cell table:style-name="ce21" office:value-type="string" calcext:value-type="string">
            <text:p>Moderate</text:p>
          </table:table-cell>
          <table:table-cell table:style-name="ce23" office:value-type="string" calcext:value-type="string">
            <text:p>High</text:p>
          </table:table-cell>
          <table:table-cell table:style-name="ce24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High</text:p>
          </table:table-cell>
          <table:table-cell table:style-name="ce20" office:value-type="string" calcext:value-type="string">
            <text:p>Very Low</text:p>
          </table:table-cell>
          <table:table-cell table:style-name="ce19" office:value-type="string" calcext:value-type="string">
            <text:p>Low</text:p>
          </table:table-cell>
          <table:table-cell table:style-name="ce21" office:value-type="string" calcext:value-type="string">
            <text:p>Moderate</text:p>
          </table:table-cell>
          <table:table-cell table:style-name="ce23" office:value-type="string" calcext:value-type="string">
            <text:p>High</text:p>
          </table:table-cell>
          <table:table-cell table:style-name="ce24" office:value-type="string" calcext:value-type="string">
            <text:p>Very 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Moderate</text:p>
          </table:table-cell>
          <table:table-cell table:style-name="ce20" office:value-type="string" calcext:value-type="string">
            <text:p>Very Low</text:p>
          </table:table-cell>
          <table:table-cell table:style-name="ce19" office:value-type="string" calcext:value-type="string">
            <text:p>Low</text:p>
          </table:table-cell>
          <table:table-cell table:number-columns-repeated="2" table:style-name="ce21" office:value-type="string" calcext:value-type="string">
            <text:p>Moderate</text:p>
          </table:table-cell>
          <table:table-cell table:style-name="ce23" office:value-type="string" calcext:value-type="string">
            <text:p>High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Low</text:p>
          </table:table-cell>
          <table:table-cell table:style-name="ce20" office:value-type="string" calcext:value-type="string">
            <text:p>Very Low</text:p>
          </table:table-cell>
          <table:table-cell table:number-columns-repeated="3" table:style-name="ce19" office:value-type="string" calcext:value-type="string">
            <text:p>Low</text:p>
          </table:table-cell>
          <table:table-cell table:style-name="ce21" office:value-type="string" calcext:value-type="string">
            <text:p>Modera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Very Low</text:p>
          </table:table-cell>
          <table:table-cell table:number-columns-repeated="3" table:style-name="ce20" office:value-type="string" calcext:value-type="string">
            <text:p>Very Low</text:p>
          </table:table-cell>
          <table:table-cell table:number-columns-repeated="2" table:style-name="ce19" office:value-type="string" calcext:value-type="string">
            <text:p>Low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ABLE I-3: ASSESSMENT SCALE – LEVEL OF RISK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Qual Value</text:p>
          </table:table-cell>
          <table:table-cell table:style-name="ce6" office:value-type="string" calcext:value-type="string">
            <text:p>Percent</text:p>
          </table:table-cell>
          <table:table-cell table:style-name="ce6" office:value-type="string" calcext:value-type="string">
            <text:p>Point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Very High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float" office:value="10" calcext:value-type="float">
            <text:p>10</text:p>
          </table:table-cell>
          <table:table-cell table:style-name="ce14" office:value-type="string" calcext:value-type="string">
            <text:p>Very high risk means that a threat event could be expected to have multiple severe or catastrophic adverse effects on organizational operations, organizational assets, individuals, other organizations, or the Nation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High</text:p>
          </table:table-cell>
          <table:table-cell table:style-name="ce1" office:value-type="string" calcext:value-type="string">
            <text:p>80-95</text:p>
          </table:table-cell>
          <table:table-cell table:style-name="ce1" office:value-type="float" office:value="8" calcext:value-type="float">
            <text:p>8</text:p>
          </table:table-cell>
          <table:table-cell table:style-name="ce14" office:value-type="string" calcext:value-type="string">
            <text:p>High risk means that a threat event could be expected to have a severe or catastrophic adverse effect on organizational operations, organizational assets, individuals, other organizations, or the Nation.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Moderate</text:p>
          </table:table-cell>
          <table:table-cell table:style-name="ce1" office:value-type="string" calcext:value-type="string">
            <text:p>21-79</text:p>
          </table:table-cell>
          <table:table-cell table:style-name="ce1" office:value-type="float" office:value="5" calcext:value-type="float">
            <text:p>5</text:p>
          </table:table-cell>
          <table:table-cell table:style-name="ce14" office:value-type="string" calcext:value-type="string">
            <text:p>Moderate risk means that a threat event could be expected to have a serious adverse effect on organizational operations, organizational assets, individuals, other organizations, or the Nation.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Low risk means that a threat event could be expected to have a limited adverse effect on organizational operations, organizational assets, individuals, other organizations, or the Nation.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Very Low</text:p>
          </table:table-cell>
          <table:table-cell table:style-name="ce1" office:value-type="string" calcext:value-type="string">
            <text:p>0-4</text:p>
          </table:table-cell>
          <table:table-cell table:style-name="ce1" office:value-type="float" office:value="0" calcext:value-type="float">
            <text:p>0</text:p>
          </table:table-cell>
          <table:table-cell table:style-name="ce14" office:value-type="string" calcext:value-type="string">
            <text:p>Very low risk means that a threat event could be expected to have a negligible adverse effect on organizational operations, organizational assets, individuals, other organizations, or the Nation.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xonomy of Threat Sources" table:style-name="ta6"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5" office:value-type="string" calcext:value-type="string">
            <text:p>TABLE D-2: TAXONOMY OF THREAT SOURC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56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25" office:value-type="string" calcext:value-type="string">
            <text:p>Number</text:p>
          </table:table-cell>
          <table:table-cell table:style-name="ce25" office:value-type="string" calcext:value-type="string">
            <text:p>Threat Source</text:p>
          </table:table-cell>
          <table:table-cell table:style-name="ce25" office:value-type="string" calcext:value-type="string">
            <text:p>Description of Threat</text:p>
          </table:table-cell>
          <table:table-cell table:style-name="ce25" office:value-type="string" calcext:value-type="string">
            <text:p>Characteristics</text:p>
          </table:table-cell>
          <table:table-cell table:style-name="ce25" office:value-type="string" calcext:value-type="string">
            <text:p>Risk Level</text:p>
          </table:table-cell>
          <table:table-cell table:style-name="ce25" office:value-type="string" calcext:value-type="string">
            <text:p>Points</text:p>
          </table:table-cell>
          <table:table-cell table:style-name="ce49" office:value-type="string" calcext:value-type="string">
            <text:p>Risk Percent</text:p>
          </table:table-cell>
          <table:table-cell table:style-name="ce1"/>
          <table:table-cell table:style-name="ce5"/>
          <table:table-cell/>
          <table:table-cell table:style-name="ce22" table:number-columns-repeated="3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26"/>
          <table:table-cell table:style-name="ce31" office:value-type="string" calcext:value-type="string">
            <text:p>ADVERSARIAL</text:p>
          </table:table-cell>
          <table:table-cell table:style-name="ce26"/>
          <table:table-cell table:style-name="ce39"/>
          <table:table-cell table:style-name="ce26"/>
          <table:table-cell table:style-name="ce36"/>
          <table:table-cell table:style-name="ce26"/>
          <table:table-cell table:style-name="ce1"/>
          <table:table-cell table:style-name="ce22" table:number-columns-repeated="2"/>
          <table:table-cell table:style-name="ce3" table:number-columns-repeated="3"/>
          <table:table-cell table:style-name="ce1" table:number-columns-repeated="12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" calcext:value-type="float">
            <text:p>1</text:p>
          </table:table-cell>
          <table:table-cell table:style-name="ce3" office:value-type="string" calcext:value-type="string">
            <text:p>Outsider</text:p>
          </table:table-cell>
          <table:table-cell table:style-name="ce34" office:value-type="string" calcext:value-type="string" table:number-columns-spanned="1" table:number-rows-spanned="11">
            <text:p>Individuals, groups, organizations, or states that seek to exploit the organization’s dependence on cyber resources (i.e., information in electronic form, information and communications technologies, and the communications and information-handling capabilities provided by those technologies).</text:p>
          </table:table-cell>
          <table:table-cell table:style-name="ce40" office:value-type="string" calcext:value-type="string" table:number-columns-spanned="1" table:number-rows-spanned="11">
            <text:p>Capability, Intent, Targeting</text:p>
          </table:table-cell>
          <table:table-cell table:style-name="ce1" table:content-validation-name="val1" office:value-type="string" calcext:value-type="string">
            <text:p>Medium</text:p>
          </table:table-cell>
          <table:table-cell table:style-name="ce43" table:formula="of:=IF([.F5]=&quot;Very Low&quot;; 0; IF(ISBLANK([.F5]); &quot;&quot;; VLOOKUP([.F5]; {&quot;Low&quot;;2|&quot;Medium&quot;;5|&quot;High&quot;;8|&quot;Very High&quot;;10}; 2; 0)))" office:value-type="float" office:value="5" calcext:value-type="float">
            <text:p>5</text:p>
          </table:table-cell>
          <table:table-cell table:style-name="ce50" office:value-type="string" calcext:value-type="string">
            <text:p>-</text:p>
          </table:table-cell>
          <table:table-cell table:style-name="ce1"/>
          <table:table-cell table:style-name="ce5"/>
          <table:table-cell table:style-name="ce3" table:number-columns-repeated="3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" calcext:value-type="float">
            <text:p>2</text:p>
          </table:table-cell>
          <table:table-cell table:style-name="ce1" office:value-type="string" calcext:value-type="string">
            <text:p>Insider Threat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6]=&quot;Very Low&quot;; 0; IF(ISBLANK([.F6]); &quot;&quot;; VLOOKUP([.F6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/>
          <table:table-cell table:style-name="ce3" table:number-columns-repeated="3"/>
          <table:table-cell table:style-name="ce4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3" calcext:value-type="float">
            <text:p>3</text:p>
          </table:table-cell>
          <table:table-cell table:style-name="ce1" office:value-type="string" calcext:value-type="string">
            <text:p>Trusted Insider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7]=&quot;Very Low&quot;; 0; IF(ISBLANK([.F7]); &quot;&quot;; VLOOKUP([.F7]; {&quot;Low&quot;;2|&quot;Medium&quot;;5|&quot;High&quot;;8|&quot;Very High&quot;;10}; 2; 0)))" office:value-type="float" office:value="2" calcext:value-type="float">
            <text:p>2</text:p>
          </table:table-cell>
          <table:table-cell table:style-name="ce51" office:value-type="string" calcext:value-type="string">
            <text:p>-</text:p>
          </table:table-cell>
          <table:table-cell table:style-name="ce1"/>
          <table:table-cell table:style-name="ce6"/>
          <table:table-cell table:style-name="ce4" table:number-columns-repeated="2"/>
          <table:table-cell table:style-name="ce58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4" calcext:value-type="float">
            <text:p>4</text:p>
          </table:table-cell>
          <table:table-cell table:style-name="ce1" office:value-type="string" calcext:value-type="string">
            <text:p>Privileged Insider</text:p>
          </table:table-cell>
          <table:covered-table-cell table:number-columns-repeated="2"/>
          <table:table-cell table:style-name="ce1" table:content-validation-name="val1" office:value-type="string" calcext:value-type="string">
            <text:p>Medium</text:p>
          </table:table-cell>
          <table:table-cell table:style-name="ce43" table:formula="of:=IF([.F8]=&quot;Very Low&quot;; 0; IF(ISBLANK([.F8]); &quot;&quot;; VLOOKUP([.F8]; {&quot;Low&quot;;2|&quot;Medium&quot;;5|&quot;High&quot;;8|&quot;Very High&quot;;10}; 2; 0)))" office:value-type="float" office:value="5" calcext:value-type="float">
            <text:p>5</text:p>
          </table:table-cell>
          <table:table-cell table:style-name="ce50" office:value-type="string" calcext:value-type="string">
            <text:p>-</text:p>
          </table:table-cell>
          <table:table-cell table:style-name="ce1"/>
          <table:table-cell table:style-name="ce57"/>
          <table:table-cell table:style-name="ce1" table:number-columns-repeated="3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5" calcext:value-type="float">
            <text:p>5</text:p>
          </table:table-cell>
          <table:table-cell table:style-name="ce1" office:value-type="string" calcext:value-type="string">
            <text:p>Ad hoc group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9]=&quot;Very Low&quot;; 0; IF(ISBLANK([.F9]); &quot;&quot;; VLOOKUP([.F9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5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6" calcext:value-type="float">
            <text:p>6</text:p>
          </table:table-cell>
          <table:table-cell table:style-name="ce1" office:value-type="string" calcext:value-type="string">
            <text:p>Establised group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formula="of:=IF([.F10]=&quot;Very Low&quot;; 0; IF(ISBLANK([.F10]); &quot;&quot;; VLOOKUP([.F10]; {&quot;Low&quot;;2|&quot;Medium&quot;;5|&quot;High&quot;;8|&quot;Very High&quot;;10}; 2; 0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5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7" calcext:value-type="float">
            <text:p>7</text:p>
          </table:table-cell>
          <table:table-cell table:style-name="ce1" office:value-type="string" calcext:value-type="string">
            <text:p>Competitor</text:p>
          </table:table-cell>
          <table:covered-table-cell table:number-columns-repeated="2"/>
          <table:table-cell table:style-name="ce1" table:content-validation-name="val1" office:value-type="string" calcext:value-type="string">
            <text:p>High</text:p>
          </table:table-cell>
          <table:table-cell table:style-name="ce43" table:formula="of:=IF([.F11]=&quot;Very Low&quot;; 0; IF(ISBLANK([.F11]); &quot;&quot;; VLOOKUP([.F11]; {&quot;Low&quot;;2|&quot;Medium&quot;;5|&quot;High&quot;;8|&quot;Very High&quot;;10}; 2; 0)))" office:value-type="float" office:value="8" calcext:value-type="float">
            <text:p>8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5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8" calcext:value-type="float">
            <text:p>8</text:p>
          </table:table-cell>
          <table:table-cell table:style-name="ce3" office:value-type="string" calcext:value-type="string">
            <text:p>Supplier</text:p>
          </table:table-cell>
          <table:covered-table-cell table:number-columns-repeated="2"/>
          <table:table-cell table:style-name="ce1" table:content-validation-name="val1" office:value-type="string" calcext:value-type="string">
            <text:p>Medium</text:p>
          </table:table-cell>
          <table:table-cell table:style-name="ce43" table:formula="of:=IF([.F12]=&quot;Very Low&quot;; 0; IF(ISBLANK([.F12]); &quot;&quot;; VLOOKUP([.F12]; {&quot;Low&quot;;2|&quot;Medium&quot;;5|&quot;High&quot;;8|&quot;Very High&quot;;10}; 2; 0)))" office:value-type="float" office:value="5" calcext:value-type="float">
            <text:p>5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4"/>
          <table:table-cell table:style-name="ce14"/>
          <table:table-cell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9" calcext:value-type="float">
            <text:p>9</text:p>
          </table:table-cell>
          <table:table-cell table:style-name="ce1" office:value-type="string" calcext:value-type="string">
            <text:p>Partner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formula="of:=IF([.F13]=&quot;Very Low&quot;; 0; IF(ISBLANK([.F13]); &quot;&quot;; VLOOKUP([.F13]; {&quot;Low&quot;;2|&quot;Medium&quot;;5|&quot;High&quot;;8|&quot;Very High&quot;;10}; 2; 0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2"/>
          <table:table-cell table:number-columns-repeated="5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0" calcext:value-type="float">
            <text:p>10</text:p>
          </table:table-cell>
          <table:table-cell table:style-name="ce1" office:value-type="string" calcext:value-type="string">
            <text:p>Customer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14]=&quot;Very Low&quot;; 0; IF(ISBLANK([.F14]); &quot;&quot;; VLOOKUP([.F14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2"/>
          <table:table-cell table:number-columns-repeated="5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1" calcext:value-type="float">
            <text:p>11</text:p>
          </table:table-cell>
          <table:table-cell table:style-name="ce1" office:value-type="string" calcext:value-type="string">
            <text:p>Nation-state</text:p>
          </table:table-cell>
          <table:covered-table-cell table:number-columns-repeated="2"/>
          <table:table-cell table:style-name="ce1" table:content-validation-name="val1" office:value-type="string" calcext:value-type="string">
            <text:p>Medium</text:p>
          </table:table-cell>
          <table:table-cell table:style-name="ce43" table:formula="of:=IF([.F15]=&quot;Very Low&quot;; 0; IF(ISBLANK([.F15]); &quot;&quot;; VLOOKUP([.F15]; {&quot;Low&quot;;2|&quot;Medium&quot;;5|&quot;High&quot;;8|&quot;Very High&quot;;10}; 2; 0)))" office:value-type="float" office:value="5" calcext:value-type="float">
            <text:p>5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/>
          <table:table-cell table:style-name="ce28"/>
          <table:table-cell table:style-name="ce32" office:value-type="string" calcext:value-type="string">
            <text:p>Total</text:p>
          </table:table-cell>
          <table:table-cell table:style-name="ce35" table:number-columns-repeated="2"/>
          <table:table-cell table:style-name="ce41" table:formula="of:=IF(AND([.H16]&gt;=0; [.H16]&lt;=0.04); &quot;Very Low&quot;; IF(AND([.H16]&gt;=0.05; [.H16]&lt;=0.2); &quot;Low&quot;; IF(AND([.H16]&gt;=0.21; [.H16]&lt;=0.79); &quot;Medium&quot;; IF(AND([.H16]&gt;=0.8; [.H16]&lt;=0.95); &quot;High&quot;; IF(AND([.H16]&gt;=0.96; [.H16]&lt;=1); &quot;Very High&quot;; &quot;&quot;)))))" office:value-type="string" office:string-value="Medium" calcext:value-type="string">
            <text:p>Medium</text:p>
          </table:table-cell>
          <table:table-cell table:style-name="ce44" table:formula="of:=SUM([.G4:.G15])" office:value-type="float" office:value="44" calcext:value-type="float">
            <text:p>44</text:p>
          </table:table-cell>
          <table:table-cell table:style-name="ce52" table:formula="of:=[.G16]/(10*COUNT([.G5:.G15]))" office:value-type="percentage" office:value="0.4" calcext:value-type="percentage">
            <text:p>40.00%</text:p>
          </table:table-cell>
          <table:table-cell table:number-columns-repeated="1016"/>
        </table:table-row>
        <table:table-row table:style-name="ro1">
          <table:table-cell/>
          <table:table-cell table:style-name="ce29"/>
          <table:table-cell table:style-name="ce22"/>
          <table:table-cell table:number-columns-repeated="3"/>
          <table:table-cell table:style-name="ce1" table:formula="of:=IF([.F17]=&quot;Very Low&quot;; 0; IF(ISBLANK([.F17]); &quot;&quot;; VLOOKUP([.F17]; {&quot;Low&quot;;2|&quot;Medium&quot;;5|&quot;High&quot;;8|&quot;Very High&quot;;10}; 2; 0)))">
            <text:p/>
          </table:table-cell>
          <table:table-cell table:number-columns-repeated="1017"/>
        </table:table-row>
        <table:table-row table:style-name="ro1">
          <table:table-cell/>
          <table:table-cell table:style-name="ce26"/>
          <table:table-cell table:style-name="ce31" office:value-type="string" calcext:value-type="string">
            <text:p>ACCIDENTAL</text:p>
          </table:table-cell>
          <table:table-cell table:style-name="ce36" table:number-columns-repeated="3"/>
          <table:table-cell table:style-name="ce26" table:formula="of:=IF([.F18]=&quot;Very Low&quot;; 0; IF(ISBLANK([.F18]); &quot;&quot;; VLOOKUP([.F18]; {&quot;Low&quot;;2|&quot;Medium&quot;;5|&quot;High&quot;;8|&quot;Very High&quot;;10}; 2; 0)))">
            <text:p/>
          </table:table-cell>
          <table:table-cell table:style-name="ce53"/>
          <table:table-cell table:number-columns-repeated="1016"/>
        </table:table-row>
        <table:table-row table:style-name="ro7">
          <table:table-cell table:style-name="ce1"/>
          <table:table-cell table:style-name="ce27" office:value-type="float" office:value="12" calcext:value-type="float">
            <text:p>12</text:p>
          </table:table-cell>
          <table:table-cell table:style-name="ce1" office:value-type="string" calcext:value-type="string">
            <text:p>Accidental User</text:p>
          </table:table-cell>
          <table:table-cell table:style-name="ce34" office:value-type="string" calcext:value-type="string" table:number-columns-spanned="1" table:number-rows-spanned="2">
            <text:p>Erroneous actions taken by individuals in the course of executing their everyday responsibilities.</text:p>
          </table:table-cell>
          <table:table-cell table:style-name="ce40" office:value-type="string" calcext:value-type="string" table:number-columns-spanned="1" table:number-rows-spanned="2">
            <text:p>Range of effects</text:p>
          </table:table-cell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19]=&quot;Very Low&quot;; 0; IF(ISBLANK([.F19]); &quot;&quot;; VLOOKUP([.F19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8">
          <table:table-cell table:style-name="ce1"/>
          <table:table-cell table:style-name="ce27" office:value-type="float" office:value="13" calcext:value-type="float">
            <text:p>13</text:p>
          </table:table-cell>
          <table:table-cell table:style-name="ce1" office:value-type="string" calcext:value-type="string">
            <text:p>Accidental Privileged User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20]=&quot;Very Low&quot;; 0; IF(ISBLANK([.F20]); &quot;&quot;; VLOOKUP([.F20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/>
          <table:table-cell table:style-name="ce28"/>
          <table:table-cell table:style-name="ce32" office:value-type="string" calcext:value-type="string">
            <text:p>Total</text:p>
          </table:table-cell>
          <table:table-cell table:style-name="ce35" table:number-columns-repeated="2"/>
          <table:table-cell table:style-name="ce41" table:formula="of:=IF(AND([.H21]&gt;=0; [.H21]&lt;=0.04); &quot;Very Low&quot;; IF(AND([.H21]&gt;=0.05; [.H21]&lt;=0.2); &quot;Low&quot;; IF(AND([.H21]&gt;=0.21; [.H21]&lt;=0.79); &quot;Medium&quot;; IF(AND([.H21]&gt;=0.8; [.H21]&lt;=0.95); &quot;High&quot;; IF(AND([.H21]&gt;=0.96; [.H21]&lt;=1); &quot;Very High&quot;; &quot;&quot;)))))" office:value-type="string" office:string-value="Low" calcext:value-type="string">
            <text:p>Low</text:p>
          </table:table-cell>
          <table:table-cell table:style-name="ce45" table:formula="of:=SUM([.G19:.G20])" office:value-type="float" office:value="4" calcext:value-type="float">
            <text:p>4</text:p>
          </table:table-cell>
          <table:table-cell table:style-name="ce52" table:formula="of:=[.G21]/(10*COUNT([.G19:.G20]))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1"/>
          <table:table-cell table:style-name="ce26"/>
          <table:table-cell table:style-name="ce31" office:value-type="string" calcext:value-type="string">
            <text:p>STRUCTURAL</text:p>
          </table:table-cell>
          <table:table-cell table:style-name="ce37"/>
          <table:table-cell table:style-name="ce17"/>
          <table:table-cell table:style-name="ce26"/>
          <table:table-cell table:style-name="ce26" table:formula="of:=IF([.F23]=&quot;Very Low&quot;; 0; IF(ISBLANK([.F23]); &quot;&quot;; VLOOKUP([.F23]; {&quot;Low&quot;;2|&quot;Medium&quot;;5|&quot;High&quot;;8|&quot;Very High&quot;;10}; 2; 0)))">
            <text:p/>
          </table:table-cell>
          <table:table-cell table:style-name="ce54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4" calcext:value-type="float">
            <text:p>14</text:p>
          </table:table-cell>
          <table:table-cell table:style-name="ce22" office:value-type="string" calcext:value-type="string">
            <text:p>Storage</text:p>
          </table:table-cell>
          <table:table-cell table:style-name="ce34" office:value-type="string" calcext:value-type="string" table:number-columns-spanned="1" table:number-rows-spanned="12">
            <text:p>Failures of equipment, environmental controls, or software due to aging, resource depletion, or other circumstances which exceed expected operating parameters.</text:p>
          </table:table-cell>
          <table:table-cell table:style-name="ce40" office:value-type="string" calcext:value-type="string" table:number-columns-spanned="1" table:number-rows-spanned="12">
            <text:p>Range of effects</text:p>
          </table:table-cell>
          <table:table-cell table:style-name="ce1" table:content-validation-name="val1" office:value-type="string" calcext:value-type="string">
            <text:p>High</text:p>
          </table:table-cell>
          <table:table-cell table:style-name="ce43" table:formula="of:=IF([.F24]=&quot;Very Low&quot;; 0; IF(ISBLANK([.F24]); &quot;&quot;; VLOOKUP([.F24]; {&quot;Low&quot;;2|&quot;Medium&quot;;5|&quot;High&quot;;8|&quot;Very High&quot;;10}; 2; 0)))" office:value-type="float" office:value="8" calcext:value-type="float">
            <text:p>8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5" calcext:value-type="float">
            <text:p>15</text:p>
          </table:table-cell>
          <table:table-cell table:style-name="ce22" office:value-type="string" calcext:value-type="string">
            <text:p>Processing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25]=&quot;Very Low&quot;; 0; IF(ISBLANK([.F25]); &quot;&quot;; VLOOKUP([.F25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6" calcext:value-type="float">
            <text:p>16</text:p>
          </table:table-cell>
          <table:table-cell table:style-name="ce1" office:value-type="string" calcext:value-type="string">
            <text:p>Communications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26]=&quot;Very Low&quot;; 0; IF(ISBLANK([.F26]); &quot;&quot;; VLOOKUP([.F26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7" calcext:value-type="float">
            <text:p>17</text:p>
          </table:table-cell>
          <table:table-cell table:style-name="ce22" office:value-type="string" calcext:value-type="string">
            <text:p>Display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27]=&quot;Very Low&quot;; 0; IF(ISBLANK([.F27]); &quot;&quot;; VLOOKUP([.F27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8" calcext:value-type="float">
            <text:p>18</text:p>
          </table:table-cell>
          <table:table-cell table:style-name="ce1" office:value-type="string" calcext:value-type="string">
            <text:p>Sensor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28]=&quot;Very Low&quot;; 0; IF(ISBLANK([.F28]); &quot;&quot;; VLOOKUP([.F28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19" calcext:value-type="float">
            <text:p>19</text:p>
          </table:table-cell>
          <table:table-cell table:style-name="ce1" office:value-type="string" calcext:value-type="string">
            <text:p>Controller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29]=&quot;Very Low&quot;; 0; IF(ISBLANK([.F29]); &quot;&quot;; VLOOKUP([.F29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0" calcext:value-type="float">
            <text:p>20</text:p>
          </table:table-cell>
          <table:table-cell table:style-name="ce1" office:value-type="string" calcext:value-type="string">
            <text:p>Temperature/Humidity Controls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30]=&quot;Very Low&quot;; 0; IF(ISBLANK([.F30]); &quot;&quot;; VLOOKUP([.F30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1" calcext:value-type="float">
            <text:p>21</text:p>
          </table:table-cell>
          <table:table-cell table:style-name="ce1" office:value-type="string" calcext:value-type="string">
            <text:p>Power Supply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31]=&quot;Very Low&quot;; 0; IF(ISBLANK([.F31]); &quot;&quot;; VLOOKUP([.F31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2" calcext:value-type="float">
            <text:p>22</text:p>
          </table:table-cell>
          <table:table-cell table:style-name="ce1" office:value-type="string" calcext:value-type="string">
            <text:p>Operating System</text:p>
          </table:table-cell>
          <table:covered-table-cell table:number-columns-repeated="2"/>
          <table:table-cell table:style-name="ce1" table:content-validation-name="val1" office:value-type="string" calcext:value-type="string">
            <text:p>High</text:p>
          </table:table-cell>
          <table:table-cell table:style-name="ce43" table:formula="of:=IF([.F32]=&quot;Very Low&quot;; 0; IF(ISBLANK([.F32]); &quot;&quot;; VLOOKUP([.F32]; {&quot;Low&quot;;2|&quot;Medium&quot;;5|&quot;High&quot;;8|&quot;Very High&quot;;10}; 2; 0)))" office:value-type="float" office:value="8" calcext:value-type="float">
            <text:p>8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3" calcext:value-type="float">
            <text:p>23</text:p>
          </table:table-cell>
          <table:table-cell table:style-name="ce1" office:value-type="string" calcext:value-type="string">
            <text:p>Networking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33]=&quot;Very Low&quot;; 0; IF(ISBLANK([.F33]); &quot;&quot;; VLOOKUP([.F33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4" calcext:value-type="float">
            <text:p>24</text:p>
          </table:table-cell>
          <table:table-cell table:style-name="ce1" office:value-type="string" calcext:value-type="string">
            <text:p>General-Purpose Application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High</text:p>
          </table:table-cell>
          <table:table-cell table:style-name="ce43" table:formula="of:=IF([.F34]=&quot;Very Low&quot;; 0; IF(ISBLANK([.F34]); &quot;&quot;; VLOOKUP([.F34]; {&quot;Low&quot;;2|&quot;Medium&quot;;5|&quot;High&quot;;8|&quot;Very High&quot;;10}; 2; 0)))" office:value-type="float" office:value="10" calcext:value-type="float">
            <text:p>1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5" calcext:value-type="float">
            <text:p>25</text:p>
          </table:table-cell>
          <table:table-cell table:style-name="ce14" office:value-type="string" calcext:value-type="string">
            <text:p>Mission-Specific Application</text:p>
          </table:table-cell>
          <table:covered-table-cell table:number-columns-repeated="2"/>
          <table:table-cell table:style-name="ce1" table:content-validation-name="val1" office:value-type="string" calcext:value-type="string">
            <text:p>High</text:p>
          </table:table-cell>
          <table:table-cell table:style-name="ce43" table:formula="of:=IF([.F35]=&quot;Very Low&quot;; 0; IF(ISBLANK([.F35]); &quot;&quot;; VLOOKUP([.F35]; {&quot;Low&quot;;2|&quot;Medium&quot;;5|&quot;High&quot;;8|&quot;Very High&quot;;10}; 2; 0)))" office:value-type="float" office:value="8" calcext:value-type="float">
            <text:p>8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/>
          <table:table-cell table:style-name="ce28"/>
          <table:table-cell table:style-name="ce32" office:value-type="string" calcext:value-type="string">
            <text:p>Total</text:p>
          </table:table-cell>
          <table:table-cell table:style-name="ce35" table:number-columns-repeated="2"/>
          <table:table-cell table:style-name="ce41" table:formula="of:=IF(AND([.H36]&gt;=0; [.H36]&lt;=0.04); &quot;Very Low&quot;; IF(AND([.H36]&gt;=0.05; [.H36]&lt;=0.2); &quot;Low&quot;; IF(AND([.H36]&gt;=0.21; [.H36]&lt;=0.79); &quot;Medium&quot;; IF(AND([.H36]&gt;=0.8; [.H36]&lt;=0.95); &quot;High&quot;; IF(AND([.H36]&gt;=0.96; [.H36]&lt;=1); &quot;Very High&quot;; &quot;&quot;)))))" office:value-type="string" office:string-value="High" calcext:value-type="string">
            <text:p>High</text:p>
          </table:table-cell>
          <table:table-cell table:style-name="ce46" table:formula="of:=SUM([.G24:.G35])" office:value-type="float" office:value="98" calcext:value-type="float">
            <text:p>98</text:p>
          </table:table-cell>
          <table:table-cell table:style-name="ce52" table:formula="of:=[.G36]/(10*COUNT([.G24:.G35]))" office:value-type="percentage" office:value="0.8166666667" calcext:value-type="percentage">
            <text:p>81.67%</text:p>
          </table:table-cell>
          <table:table-cell table:number-columns-repeated="1016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1"/>
          <table:table-cell table:style-name="ce26"/>
          <table:table-cell table:style-name="ce31" office:value-type="string" calcext:value-type="string">
            <text:p>ENVIRONMENTAL</text:p>
          </table:table-cell>
          <table:table-cell table:style-name="ce26" table:number-columns-repeated="3"/>
          <table:table-cell table:style-name="ce26" table:formula="of:=IF([.F38]=&quot;Very Low&quot;; 0; IF(ISBLANK([.F38]); &quot;&quot;; VLOOKUP([.F38]; {&quot;Low&quot;;2|&quot;Medium&quot;;5|&quot;High&quot;;8|&quot;Very High&quot;;10}; 2; 0)))">
            <text:p/>
          </table:table-cell>
          <table:table-cell table:style-name="ce54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6" calcext:value-type="float">
            <text:p>26</text:p>
          </table:table-cell>
          <table:table-cell table:style-name="ce22" office:value-type="string" calcext:value-type="string">
            <text:p>Fire</text:p>
          </table:table-cell>
          <table:table-cell table:style-name="ce34" office:value-type="string" calcext:value-type="string" table:number-columns-spanned="1" table:number-rows-spanned="10">
            <text:p>Natural disasters and failures of critical infrastructures on which the organization depends, but which are outside the control of the organization. </text:p>
            <text:p/>
            <text:p>Note: Natural and man-made disasters can also be characterized in terms of their severity and/or duration. However, because the threat source and the threat event are strongly identified, severity and duration can be included in the description of the threat event (e.g., Category 5 hurricane causes extensive damage to the facilities housing mission-critical systems, making those systems unavailable for three weeks)</text:p>
          </table:table-cell>
          <table:table-cell table:style-name="ce40" office:value-type="string" calcext:value-type="string" table:number-columns-spanned="1" table:number-rows-spanned="10">
            <text:p>Range of effects</text:p>
          </table:table-cell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39]=&quot;Very Low&quot;; 0; IF(ISBLANK([.F39]); &quot;&quot;; VLOOKUP([.F39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7" calcext:value-type="float">
            <text:p>27</text:p>
          </table:table-cell>
          <table:table-cell table:style-name="ce1" office:value-type="string" calcext:value-type="string">
            <text:p>Flood/Tsunami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formula="of:=IF([.F40]=&quot;Very Low&quot;; 0; IF(ISBLANK([.F40]); &quot;&quot;; VLOOKUP([.F40]; {&quot;Low&quot;;2|&quot;Medium&quot;;5|&quot;High&quot;;8|&quot;Very High&quot;;10}; 2; 0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8" calcext:value-type="float">
            <text:p>28</text:p>
          </table:table-cell>
          <table:table-cell table:style-name="ce1" office:value-type="string" calcext:value-type="string">
            <text:p>Windstorm/Tornado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formula="of:=IF([.F41]=&quot;Very Low&quot;; 0; IF(ISBLANK([.F41]); &quot;&quot;; VLOOKUP([.F41]; {&quot;Low&quot;;2|&quot;Medium&quot;;5|&quot;High&quot;;8|&quot;Very High&quot;;10}; 2; 0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29" calcext:value-type="float">
            <text:p>29</text:p>
          </table:table-cell>
          <table:table-cell table:style-name="ce1" office:value-type="string" calcext:value-type="string">
            <text:p>Hurricane</text:p>
          </table:table-cell>
          <table:covered-table-cell table:number-columns-repeated="2"/>
          <table:table-cell table:style-name="ce1" table:content-validation-name="val1" office:value-type="string" calcext:value-type="string">
            <text:p>Medium</text:p>
          </table:table-cell>
          <table:table-cell table:style-name="ce43" table:formula="of:=IF([.F42]=&quot;Very Low&quot;; 0; IF(ISBLANK([.F42]); &quot;&quot;; VLOOKUP([.F42]; {&quot;Low&quot;;2|&quot;Medium&quot;;5|&quot;High&quot;;8|&quot;Very High&quot;;10}; 2; 0)))" office:value-type="float" office:value="5" calcext:value-type="float">
            <text:p>5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30" calcext:value-type="float">
            <text:p>30</text:p>
          </table:table-cell>
          <table:table-cell table:style-name="ce1" office:value-type="string" calcext:value-type="string">
            <text:p>Earthquake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formula="of:=IF([.F43]=&quot;Very Low&quot;; 0; IF(ISBLANK([.F43]); &quot;&quot;; VLOOKUP([.F43]; {&quot;Low&quot;;2|&quot;Medium&quot;;5|&quot;High&quot;;8|&quot;Very High&quot;;10}; 2; 0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31" calcext:value-type="float">
            <text:p>31</text:p>
          </table:table-cell>
          <table:table-cell table:style-name="ce1" office:value-type="string" calcext:value-type="string">
            <text:p>Bombing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44]=&quot;Very Low&quot;; 0; IF(ISBLANK([.F44]); &quot;&quot;; VLOOKUP([.F44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32" calcext:value-type="float">
            <text:p>32</text:p>
          </table:table-cell>
          <table:table-cell table:style-name="ce1" office:value-type="string" calcext:value-type="string">
            <text:p>Overrun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formula="of:=IF([.F45]=&quot;Very Low&quot;; 0; IF(ISBLANK([.F45]); &quot;&quot;; VLOOKUP([.F45]; {&quot;Low&quot;;2|&quot;Medium&quot;;5|&quot;High&quot;;8|&quot;Very High&quot;;10}; 2; 0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33" calcext:value-type="float">
            <text:p>33</text:p>
          </table:table-cell>
          <table:table-cell table:style-name="ce1" office:value-type="string" calcext:value-type="string">
            <text:p>Unusual Natural Event (e.g. Sunspots)</text:p>
          </table:table-cell>
          <table:covered-table-cell table:number-columns-repeated="2"/>
          <table:table-cell table:style-name="ce1" table:content-validation-name="val1" office:value-type="string" calcext:value-type="string">
            <text:p>Low</text:p>
          </table:table-cell>
          <table:table-cell table:style-name="ce43" table:formula="of:=IF([.F46]=&quot;Very Low&quot;; 0; IF(ISBLANK([.F46]); &quot;&quot;; VLOOKUP([.F46]; {&quot;Low&quot;;2|&quot;Medium&quot;;5|&quot;High&quot;;8|&quot;Very High&quot;;10}; 2; 0)))" office:value-type="float" office:value="2" calcext:value-type="float">
            <text:p>2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34" calcext:value-type="float">
            <text:p>34</text:p>
          </table:table-cell>
          <table:table-cell table:style-name="ce1" office:value-type="string" calcext:value-type="string">
            <text:p>Telecommunications Outage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formula="of:=IF([.F47]=&quot;Very Low&quot;; 0; IF(ISBLANK([.F47]); &quot;&quot;; VLOOKUP([.F47]; {&quot;Low&quot;;2|&quot;Medium&quot;;5|&quot;High&quot;;8|&quot;Very High&quot;;10}; 2; 0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7" office:value-type="float" office:value="35" calcext:value-type="float">
            <text:p>35</text:p>
          </table:table-cell>
          <table:table-cell table:style-name="ce1" office:value-type="string" calcext:value-type="string">
            <text:p>Electrical Power Outage</text:p>
          </table:table-cell>
          <table:covered-table-cell table:number-columns-repeated="2"/>
          <table:table-cell table:style-name="ce1" table:content-validation-name="val1" office:value-type="string" calcext:value-type="string">
            <text:p>Very Low</text:p>
          </table:table-cell>
          <table:table-cell table:style-name="ce43" table:number-matrix-columns-spanned="1" table:number-matrix-rows-spanned="1" table:formula="of:=IF([.F48]=&quot;Very Low&quot;; 0; IF(ISBLANK([.F48]); &quot;-&quot;; VLOOKUP([.F48]; {&quot;Low&quot;;2|&quot;Medium&quot;;5|&quot;High&quot;;8|&quot;Very High&quot;;10}; 2)))" office:value-type="float" office:value="0" calcext:value-type="float">
            <text:p>0</text:p>
          </table:table-cell>
          <table:table-cell table:style-name="ce50" office:value-type="string" calcext:value-type="string">
            <text:p>-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/>
          <table:table-cell table:style-name="ce28"/>
          <table:table-cell table:style-name="ce32" office:value-type="string" calcext:value-type="string">
            <text:p>Total</text:p>
          </table:table-cell>
          <table:table-cell table:style-name="ce35" table:number-columns-repeated="2"/>
          <table:table-cell table:style-name="ce41" table:formula="of:=IF(AND([.H49]&gt;=0; [.H49]&lt;=0.04); &quot;Very Low&quot;; IF(AND([.H49]&gt;=0.05; [.H49]&lt;=0.2); &quot;Low&quot;; IF(AND([.H49]&gt;=0.21; [.H49]&lt;=0.79); &quot;Medium&quot;; IF(AND([.H49]&gt;=0.8; [.H49]&lt;=0.95); &quot;High&quot;; IF(AND([.H49]&gt;=0.96; [.H49]&lt;=1); &quot;Very High&quot;; &quot;&quot;)))))" office:value-type="string" office:string-value="Low" calcext:value-type="string">
            <text:p>Low</text:p>
          </table:table-cell>
          <table:table-cell table:style-name="ce47" table:formula="of:=SUM([.G39:.G48])" office:value-type="float" office:value="11" calcext:value-type="float">
            <text:p>11</text:p>
          </table:table-cell>
          <table:table-cell table:style-name="ce52" table:formula="of:=[.G49]/(10*COUNT([.G39:.G48]))" office:value-type="percentage" office:value="0.11" calcext:value-type="percentage">
            <text:p>11.00%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 office:value-type="string" calcext:value-type="string">
            <text:p>Overall</text:p>
          </table:table-cell>
          <table:table-cell table:style-name="ce38" table:number-columns-repeated="2"/>
          <table:table-cell table:style-name="ce42" table:formula="of:=IF(AND([.H50]&gt;=0; [.H50]&lt;=0.04); &quot;Very Low&quot;; IF(AND([.H50]&gt;=0.05; [.H50]&lt;=0.2); &quot;Low&quot;; IF(AND([.H50]&gt;=0.21; [.H50]&lt;=0.79); &quot;Medium&quot;; IF(AND([.H50]&gt;=0.8; [.H50]&lt;=0.95); &quot;High&quot;; IF(AND([.H50]&gt;=0.96; [.H50]&lt;=1); &quot;Very High&quot;; &quot;&quot;)))))" office:value-type="string" office:string-value="Medium" calcext:value-type="string">
            <text:p>Medium</text:p>
          </table:table-cell>
          <table:table-cell table:style-name="ce48" table:formula="of:=[.G49]+[.G36]+[.G21]+[.G16]" office:value-type="float" office:value="157" calcext:value-type="float">
            <text:p>157</text:p>
          </table:table-cell>
          <table:table-cell table:style-name="ce55" table:formula="of:=[.G50]/(COUNT([.G39:.G48];[.G24:.G35];[.G19:.G20];[.G5:.G15])*10)" office:value-type="percentage" office:value="0.4485714286" calcext:value-type="percentage">
            <text:p>44.86%</text:p>
          </table:table-cell>
          <table:table-cell table:number-columns-repeated="1016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6">
          <table:table-cell table:style-name="ce1"/>
          <table:table-cell table:style-name="ce27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946">
          <table:table-cell table:style-name="ce1" table:number-columns-repeated="26"/>
          <table:table-cell table:number-columns-repeated="998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Taxonomy of Threat Sources'.G5:'Taxonomy of Threat Sources'.G15 'Taxonomy of Threat Sources'.G19:'Taxonomy of Threat Sources'.G20 'Taxonomy of Threat Sources'.G24:'Taxonomy of Threat Sources'.G35 'Taxonomy of Threat Sources'.G39:'Taxonomy of Threat Sources'.G48">
            <calcext:condition calcext:apply-style-name="ConditionalStyle_1" calcext:value="=2" calcext:base-cell-address="'Taxonomy of Threat Sources'.G5"/>
          </calcext:conditional-format>
          <calcext:conditional-format calcext:target-range-address="'Taxonomy of Threat Sources'.G5:'Taxonomy of Threat Sources'.G15 'Taxonomy of Threat Sources'.G19:'Taxonomy of Threat Sources'.G20 'Taxonomy of Threat Sources'.G24:'Taxonomy of Threat Sources'.G35 'Taxonomy of Threat Sources'.G39:'Taxonomy of Threat Sources'.G48">
            <calcext:condition calcext:apply-style-name="ConditionalStyle_2" calcext:value="=5" calcext:base-cell-address="'Taxonomy of Threat Sources'.G5"/>
          </calcext:conditional-format>
          <calcext:conditional-format calcext:target-range-address="'Taxonomy of Threat Sources'.G5:'Taxonomy of Threat Sources'.G15 'Taxonomy of Threat Sources'.G19:'Taxonomy of Threat Sources'.G20 'Taxonomy of Threat Sources'.G24:'Taxonomy of Threat Sources'.G35 'Taxonomy of Threat Sources'.G39:'Taxonomy of Threat Sources'.G48">
            <calcext:condition calcext:apply-style-name="ConditionalStyle_3" calcext:value="=8" calcext:base-cell-address="'Taxonomy of Threat Sources'.G5"/>
          </calcext:conditional-format>
          <calcext:conditional-format calcext:target-range-address="'Taxonomy of Threat Sources'.G5:'Taxonomy of Threat Sources'.G15 'Taxonomy of Threat Sources'.G19:'Taxonomy of Threat Sources'.G20 'Taxonomy of Threat Sources'.G24:'Taxonomy of Threat Sources'.G35 'Taxonomy of Threat Sources'.G39:'Taxonomy of Threat Sources'.G48">
            <calcext:condition calcext:apply-style-name="ConditionalStyle_4" calcext:value="=10" calcext:base-cell-address="'Taxonomy of Threat Sources'.G5"/>
          </calcext:conditional-format>
          <calcext:conditional-format calcext:target-range-address="'Taxonomy of Threat Sources'.G5:'Taxonomy of Threat Sources'.G15 'Taxonomy of Threat Sources'.G19:'Taxonomy of Threat Sources'.G20 'Taxonomy of Threat Sources'.G24:'Taxonomy of Threat Sources'.G35 'Taxonomy of Threat Sources'.G39:'Taxonomy of Threat Sources'.G48">
            <calcext:condition calcext:apply-style-name="ConditionalStyle_5" calcext:value="=0" calcext:base-cell-address="'Taxonomy of Threat Sources'.G5"/>
          </calcext:conditional-format>
          <calcext:conditional-format calcext:target-range-address="'Taxonomy of Threat Sources'.F16:'Taxonomy of Threat Sources'.F16 'Taxonomy of Threat Sources'.F21:'Taxonomy of Threat Sources'.F21 'Taxonomy of Threat Sources'.F36:'Taxonomy of Threat Sources'.F36 'Taxonomy of Threat Sources'.F49:'Taxonomy of Threat Sources'.F50">
            <calcext:condition calcext:apply-style-name="ConditionalStyle_2" calcext:value="=&quot;Medium&quot;" calcext:base-cell-address="'Taxonomy of Threat Sources'.F16"/>
          </calcext:conditional-format>
          <calcext:conditional-format calcext:target-range-address="'Taxonomy of Threat Sources'.F16:'Taxonomy of Threat Sources'.F16 'Taxonomy of Threat Sources'.F21:'Taxonomy of Threat Sources'.F21 'Taxonomy of Threat Sources'.F36:'Taxonomy of Threat Sources'.F36 'Taxonomy of Threat Sources'.F49:'Taxonomy of Threat Sources'.F50">
            <calcext:condition calcext:apply-style-name="ConditionalStyle_6" calcext:value="=&quot;Low&quot;" calcext:base-cell-address="'Taxonomy of Threat Sources'.F16"/>
          </calcext:conditional-format>
          <calcext:conditional-format calcext:target-range-address="'Taxonomy of Threat Sources'.F16:'Taxonomy of Threat Sources'.F16 'Taxonomy of Threat Sources'.F21:'Taxonomy of Threat Sources'.F21 'Taxonomy of Threat Sources'.F36:'Taxonomy of Threat Sources'.F36 'Taxonomy of Threat Sources'.F49:'Taxonomy of Threat Sources'.F50">
            <calcext:condition calcext:apply-style-name="ConditionalStyle_5" calcext:value="=&quot;Very Low&quot;" calcext:base-cell-address="'Taxonomy of Threat Sources'.F16"/>
          </calcext:conditional-format>
          <calcext:conditional-format calcext:target-range-address="'Taxonomy of Threat Sources'.F16:'Taxonomy of Threat Sources'.F16 'Taxonomy of Threat Sources'.F21:'Taxonomy of Threat Sources'.F21 'Taxonomy of Threat Sources'.F36:'Taxonomy of Threat Sources'.F36 'Taxonomy of Threat Sources'.F49:'Taxonomy of Threat Sources'.F50">
            <calcext:condition calcext:apply-style-name="ConditionalStyle_3" calcext:value="=&quot;High&quot;" calcext:base-cell-address="'Taxonomy of Threat Sources'.F16"/>
          </calcext:conditional-format>
          <calcext:conditional-format calcext:target-range-address="'Taxonomy of Threat Sources'.F16:'Taxonomy of Threat Sources'.F16 'Taxonomy of Threat Sources'.F21:'Taxonomy of Threat Sources'.F21 'Taxonomy of Threat Sources'.F36:'Taxonomy of Threat Sources'.F36 'Taxonomy of Threat Sources'.F49:'Taxonomy of Threat Sources'.F50">
            <calcext:condition calcext:apply-style-name="ConditionalStyle_4" calcext:value="=&quot;Very High&quot;" calcext:base-cell-address="'Taxonomy of Threat Sources'.F16"/>
          </calcext:conditional-format>
          <calcext:conditional-format calcext:target-range-address="'Taxonomy of Threat Sources'.H16:'Taxonomy of Threat Sources'.H16 'Taxonomy of Threat Sources'.H21:'Taxonomy of Threat Sources'.H21 'Taxonomy of Threat Sources'.H36:'Taxonomy of Threat Sources'.H36 'Taxonomy of Threat Sources'.H49:'Taxonomy of Threat Sources'.H49">
            <calcext:condition calcext:apply-style-name="ConditionalStyle_5" calcext:value="between(0,0.04)" calcext:base-cell-address="'Taxonomy of Threat Sources'.H16"/>
          </calcext:conditional-format>
          <calcext:conditional-format calcext:target-range-address="'Taxonomy of Threat Sources'.H16:'Taxonomy of Threat Sources'.H16 'Taxonomy of Threat Sources'.H21:'Taxonomy of Threat Sources'.H21 'Taxonomy of Threat Sources'.H36:'Taxonomy of Threat Sources'.H36 'Taxonomy of Threat Sources'.H49:'Taxonomy of Threat Sources'.H50">
            <calcext:condition calcext:apply-style-name="ConditionalStyle_1" calcext:value="between(0.05,0.2)" calcext:base-cell-address="'Taxonomy of Threat Sources'.H16"/>
          </calcext:conditional-format>
          <calcext:conditional-format calcext:target-range-address="'Taxonomy of Threat Sources'.H16:'Taxonomy of Threat Sources'.H16 'Taxonomy of Threat Sources'.H21:'Taxonomy of Threat Sources'.H21 'Taxonomy of Threat Sources'.H36:'Taxonomy of Threat Sources'.H36 'Taxonomy of Threat Sources'.H49:'Taxonomy of Threat Sources'.H50">
            <calcext:condition calcext:apply-style-name="ConditionalStyle_2" calcext:value="between(0.21,0.79)" calcext:base-cell-address="'Taxonomy of Threat Sources'.H16"/>
          </calcext:conditional-format>
          <calcext:conditional-format calcext:target-range-address="'Taxonomy of Threat Sources'.H16:'Taxonomy of Threat Sources'.H16 'Taxonomy of Threat Sources'.H21:'Taxonomy of Threat Sources'.H21 'Taxonomy of Threat Sources'.H36:'Taxonomy of Threat Sources'.H36 'Taxonomy of Threat Sources'.H49:'Taxonomy of Threat Sources'.H50">
            <calcext:condition calcext:apply-style-name="ConditionalStyle_3" calcext:value="between(0.8,0.95)" calcext:base-cell-address="'Taxonomy of Threat Sources'.H16"/>
          </calcext:conditional-format>
          <calcext:conditional-format calcext:target-range-address="'Taxonomy of Threat Sources'.H16:'Taxonomy of Threat Sources'.H16 'Taxonomy of Threat Sources'.H21:'Taxonomy of Threat Sources'.H21 'Taxonomy of Threat Sources'.H36:'Taxonomy of Threat Sources'.H36 'Taxonomy of Threat Sources'.H49:'Taxonomy of Threat Sources'.H50">
            <calcext:condition calcext:apply-style-name="ConditionalStyle_4" calcext:value="between(0.96,1)" calcext:base-cell-address="'Taxonomy of Threat Sources'.H16"/>
          </calcext:conditional-format>
          <calcext:conditional-format calcext:target-range-address="'Taxonomy of Threat Sources'.G21:'Taxonomy of Threat Sources'.G21">
            <calcext:condition calcext:apply-style-name="ConditionalStyle_7" calcext:value="formula-is([.F21]=&quot;Medium&quot;)" calcext:base-cell-address="'Taxonomy of Threat Sources'.G21"/>
          </calcext:conditional-format>
          <calcext:conditional-format calcext:target-range-address="'Taxonomy of Threat Sources'.G21:'Taxonomy of Threat Sources'.G21">
            <calcext:condition calcext:apply-style-name="ConditionalStyle_6" calcext:value="formula-is([.F21]=&quot;Low&quot;)" calcext:base-cell-address="'Taxonomy of Threat Sources'.G21"/>
          </calcext:conditional-format>
          <calcext:conditional-format calcext:target-range-address="'Taxonomy of Threat Sources'.G21:'Taxonomy of Threat Sources'.G21">
            <calcext:condition calcext:apply-style-name="ConditionalStyle_5" calcext:value="formula-is([.F21]=&quot;Very Low&quot;)" calcext:base-cell-address="'Taxonomy of Threat Sources'.G21"/>
          </calcext:conditional-format>
          <calcext:conditional-format calcext:target-range-address="'Taxonomy of Threat Sources'.G21:'Taxonomy of Threat Sources'.G21">
            <calcext:condition calcext:apply-style-name="ConditionalStyle_3" calcext:value="formula-is([.F21]=&quot;High&quot;)" calcext:base-cell-address="'Taxonomy of Threat Sources'.G21"/>
          </calcext:conditional-format>
          <calcext:conditional-format calcext:target-range-address="'Taxonomy of Threat Sources'.G21:'Taxonomy of Threat Sources'.G21">
            <calcext:condition calcext:apply-style-name="ConditionalStyle_4" calcext:value="formula-is([.F21]=&quot;Very High&quot;)" calcext:base-cell-address="'Taxonomy of Threat Sources'.G21"/>
          </calcext:conditional-format>
          <calcext:conditional-format calcext:target-range-address="'Taxonomy of Threat Sources'.G16:'Taxonomy of Threat Sources'.G16">
            <calcext:condition calcext:apply-style-name="ConditionalStyle_2" calcext:value="formula-is([.F16]=&quot;Medium&quot;)" calcext:base-cell-address="'Taxonomy of Threat Sources'.G16"/>
          </calcext:conditional-format>
          <calcext:conditional-format calcext:target-range-address="'Taxonomy of Threat Sources'.G16:'Taxonomy of Threat Sources'.G16">
            <calcext:condition calcext:apply-style-name="ConditionalStyle_6" calcext:value="formula-is([.F16]=&quot;Low&quot;)" calcext:base-cell-address="'Taxonomy of Threat Sources'.G16"/>
          </calcext:conditional-format>
          <calcext:conditional-format calcext:target-range-address="'Taxonomy of Threat Sources'.G16:'Taxonomy of Threat Sources'.G16">
            <calcext:condition calcext:apply-style-name="ConditionalStyle_5" calcext:value="formula-is([.F16]=&quot;Very Low&quot;)" calcext:base-cell-address="'Taxonomy of Threat Sources'.G16"/>
          </calcext:conditional-format>
          <calcext:conditional-format calcext:target-range-address="'Taxonomy of Threat Sources'.G16:'Taxonomy of Threat Sources'.G16">
            <calcext:condition calcext:apply-style-name="ConditionalStyle_3" calcext:value="formula-is([.F16]=&quot;High&quot;)" calcext:base-cell-address="'Taxonomy of Threat Sources'.G16"/>
          </calcext:conditional-format>
          <calcext:conditional-format calcext:target-range-address="'Taxonomy of Threat Sources'.G16:'Taxonomy of Threat Sources'.G16">
            <calcext:condition calcext:apply-style-name="ConditionalStyle_4" calcext:value="formula-is([.F16]=&quot;Very High&quot;)" calcext:base-cell-address="'Taxonomy of Threat Sources'.G16"/>
          </calcext:conditional-format>
          <calcext:conditional-format calcext:target-range-address="'Taxonomy of Threat Sources'.G36:'Taxonomy of Threat Sources'.G36">
            <calcext:condition calcext:apply-style-name="ConditionalStyle_5" calcext:value="formula-is([.F36]=&quot;Very Low&quot;)" calcext:base-cell-address="'Taxonomy of Threat Sources'.G36"/>
          </calcext:conditional-format>
          <calcext:conditional-format calcext:target-range-address="'Taxonomy of Threat Sources'.G36:'Taxonomy of Threat Sources'.G36">
            <calcext:condition calcext:apply-style-name="ConditionalStyle_6" calcext:value="formula-is([.F36]=&quot;Low&quot;)" calcext:base-cell-address="'Taxonomy of Threat Sources'.G36"/>
          </calcext:conditional-format>
          <calcext:conditional-format calcext:target-range-address="'Taxonomy of Threat Sources'.G36:'Taxonomy of Threat Sources'.G36">
            <calcext:condition calcext:apply-style-name="ConditionalStyle_2" calcext:value="formula-is([.F36]=&quot;Medium&quot;)" calcext:base-cell-address="'Taxonomy of Threat Sources'.G36"/>
          </calcext:conditional-format>
          <calcext:conditional-format calcext:target-range-address="'Taxonomy of Threat Sources'.G36:'Taxonomy of Threat Sources'.G36">
            <calcext:condition calcext:apply-style-name="ConditionalStyle_3" calcext:value="formula-is([.F36]=&quot;High&quot;)" calcext:base-cell-address="'Taxonomy of Threat Sources'.G36"/>
          </calcext:conditional-format>
          <calcext:conditional-format calcext:target-range-address="'Taxonomy of Threat Sources'.G36:'Taxonomy of Threat Sources'.G36">
            <calcext:condition calcext:apply-style-name="ConditionalStyle_4" calcext:value="formula-is([.F36]=&quot;Very High&quot;)" calcext:base-cell-address="'Taxonomy of Threat Sources'.G36"/>
          </calcext:conditional-format>
          <calcext:conditional-format calcext:target-range-address="'Taxonomy of Threat Sources'.G49:'Taxonomy of Threat Sources'.G49">
            <calcext:condition calcext:apply-style-name="ConditionalStyle_5" calcext:value="formula-is([.F49]=&quot;Very Low&quot;)" calcext:base-cell-address="'Taxonomy of Threat Sources'.G49"/>
          </calcext:conditional-format>
          <calcext:conditional-format calcext:target-range-address="'Taxonomy of Threat Sources'.G49:'Taxonomy of Threat Sources'.G49">
            <calcext:condition calcext:apply-style-name="ConditionalStyle_6" calcext:value="formula-is([.F49]=&quot;Low&quot;)" calcext:base-cell-address="'Taxonomy of Threat Sources'.G49"/>
          </calcext:conditional-format>
          <calcext:conditional-format calcext:target-range-address="'Taxonomy of Threat Sources'.G49:'Taxonomy of Threat Sources'.G49">
            <calcext:condition calcext:apply-style-name="ConditionalStyle_2" calcext:value="formula-is([.F49]=&quot;Medium&quot;)" calcext:base-cell-address="'Taxonomy of Threat Sources'.G49"/>
          </calcext:conditional-format>
          <calcext:conditional-format calcext:target-range-address="'Taxonomy of Threat Sources'.G49:'Taxonomy of Threat Sources'.G49">
            <calcext:condition calcext:apply-style-name="ConditionalStyle_3" calcext:value="formula-is([.F49]=&quot;High&quot;)" calcext:base-cell-address="'Taxonomy of Threat Sources'.G49"/>
          </calcext:conditional-format>
          <calcext:conditional-format calcext:target-range-address="'Taxonomy of Threat Sources'.G49:'Taxonomy of Threat Sources'.G49">
            <calcext:condition calcext:apply-style-name="ConditionalStyle_4" calcext:value="formula-is([.F49]=&quot;Very High&quot;)" calcext:base-cell-address="'Taxonomy of Threat Sources'.G49"/>
          </calcext:conditional-format>
          <calcext:conditional-format calcext:target-range-address="'Taxonomy of Threat Sources'.G50:'Taxonomy of Threat Sources'.G50">
            <calcext:condition calcext:apply-style-name="ConditionalStyle_5" calcext:value="formula-is([.F50]=&quot;Very Low&quot;)" calcext:base-cell-address="'Taxonomy of Threat Sources'.G50"/>
          </calcext:conditional-format>
          <calcext:conditional-format calcext:target-range-address="'Taxonomy of Threat Sources'.G50:'Taxonomy of Threat Sources'.G50">
            <calcext:condition calcext:apply-style-name="ConditionalStyle_6" calcext:value="formula-is([.F50]=&quot;Low&quot;)" calcext:base-cell-address="'Taxonomy of Threat Sources'.G50"/>
          </calcext:conditional-format>
          <calcext:conditional-format calcext:target-range-address="'Taxonomy of Threat Sources'.G50:'Taxonomy of Threat Sources'.G50">
            <calcext:condition calcext:apply-style-name="ConditionalStyle_2" calcext:value="formula-is([.F50]=&quot;Medium&quot;)" calcext:base-cell-address="'Taxonomy of Threat Sources'.G50"/>
          </calcext:conditional-format>
          <calcext:conditional-format calcext:target-range-address="'Taxonomy of Threat Sources'.G50:'Taxonomy of Threat Sources'.G50">
            <calcext:condition calcext:apply-style-name="ConditionalStyle_3" calcext:value="formula-is([.F50]=&quot;High&quot;)" calcext:base-cell-address="'Taxonomy of Threat Sources'.G50"/>
          </calcext:conditional-format>
          <calcext:conditional-format calcext:target-range-address="'Taxonomy of Threat Sources'.G50:'Taxonomy of Threat Sources'.G50">
            <calcext:condition calcext:apply-style-name="ConditionalStyle_4" calcext:value="formula-is([.F50]=&quot;Very High&quot;)" calcext:base-cell-address="'Taxonomy of Threat Sources'.G50"/>
          </calcext:conditional-format>
        </calcext:conditional-formats>
      </table:table>
      <table:named-expressions>
        <table:named-range table:name="Table_D3" table:base-cell-address="$'Table Ds'.$A$1" table:cell-range-address="$'Table Ds'.$B$4:.$E$9"/>
        <table:named-range table:name="Table_D4" table:base-cell-address="$'Table Ds'.$A$1" table:cell-range-address="$'Table Ds'.$B$14:.$E$19"/>
        <table:named-range table:name="Table_D5" table:base-cell-address="$'Table Ds'.$A$1" table:cell-range-address="$'Table Ds'.$B$24:.$E$29"/>
        <table:named-range table:name="Table_D6" table:base-cell-address="$'Table Ds'.$A$1" table:cell-range-address="$'Table Ds'.$B$34:.$E$39"/>
        <table:named-range table:name="Table_F2" table:base-cell-address="$'Table Ds'.$A$1" table:cell-range-address="$'Table Fs'.$B$4:.$E$9"/>
        <table:named-range table:name="Table_F5" table:base-cell-address="$'Table Ds'.$A$1" table:cell-range-address="$'Table Fs'.$B$15:.$E$20"/>
        <table:named-range table:name="Table_G2" table:base-cell-address="$'Table Ds'.$A$1" table:cell-range-address="$'Table Gs'.$B$4:.$E$9"/>
        <table:named-range table:name="Table_G3" table:base-cell-address="$'Table Ds'.$A$1" table:cell-range-address="$'Table Gs'.$A$15:.$AMJ$20"/>
        <table:named-range table:name="Table_G4" table:base-cell-address="$'Table Ds'.$A$1" table:cell-range-address="$'Table Gs'.$B$26:.$E$31"/>
        <table:named-range table:name="Table_H3" table:base-cell-address="$'Table Ds'.$A$1" table:cell-range-address="$'Table Hs'.$B$4:.$E$9"/>
        <table:named-range table:name="Table_I3" table:base-cell-address="$'Table Ds'.$A$1" table:cell-range-address="$'Table Is'.$B$16: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e59f"/>
      <style:text-properties fo:color="#463721"/>
    </style:style>
    <style:style style:name="ConditionalStyle_5f_2" style:display-name="ConditionalStyle_2" style:family="table-cell" style:parent-style-name="Default">
      <style:table-cell-properties fo:background-color="#ffc8aa"/>
      <style:text-properties fo:color="#753800"/>
    </style:style>
    <style:style style:name="ConditionalStyle_5f_3" style:display-name="ConditionalStyle_3" style:family="table-cell" style:parent-style-name="Default">
      <style:table-cell-properties fo:background-color="#ffcfc8"/>
      <style:text-properties fo:color="#b10202"/>
    </style:style>
    <style:style style:name="ConditionalStyle_5f_4" style:display-name="ConditionalStyle_4" style:family="table-cell" style:parent-style-name="Default">
      <style:table-cell-properties fo:background-color="#aa4f4f"/>
      <style:text-properties fo:color="#ffcfc8"/>
    </style:style>
    <style:style style:name="ConditionalStyle_5f_5" style:display-name="ConditionalStyle_5" style:family="table-cell" style:parent-style-name="Default">
      <style:table-cell-properties fo:background-color="#d4edbb"/>
      <style:text-properties fo:color="#13734b"/>
    </style:style>
    <style:style style:name="ConditionalStyle_5f_6" style:display-name="ConditionalStyle_6" style:family="table-cell" style:parent-style-name="Default">
      <style:table-cell-properties fo:background-color="#ffe59f"/>
      <style:text-properties fo:color="#753800"/>
    </style:style>
    <style:style style:name="ConditionalStyle_5f_7" style:display-name="ConditionalStyle_7" style:family="table-cell" style:parent-style-name="Default">
      <style:table-cell-properties fo:background-color="#ffc8aa"/>
      <style:text-properties fo:color="#463721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Ds" style:display-name="PageStyle_Table 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Fs" style:display-name="PageStyle_Table 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Gs" style:display-name="PageStyle_Table 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Hs" style:display-name="PageStyle_Table 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Is" style:display-name="PageStyle_Table 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onomy_20_of_20_Threat_20_Sources" style:display-name="PageStyle_Taxonomy of Threat Sour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70" meta:object-count="0"/>
    <meta:generator>LibreOfficeDev/6.0.5.2$Linux_X86_64 LibreOffice_project/</meta:generator>
  </office:meta>
</office:document-meta>
</file>